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Normal_20_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Normal_20_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STATIONS</text:p>
          </table:table-cell>
          <table:table-cell table:style-name="ce3" office:value-type="string" calcext:value-type="string">
            <text:p>SRF</text:p>
          </table:table-cell>
          <table:table-cell table:style-name="ce3" office:value-type="string" calcext:value-type="string">
            <text:p>DCM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IX</text:p>
          </table:table-cell>
        </table:table-row>
        <table:table-row table:style-name="ro1">
          <table:table-cell office:value-type="string" calcext:value-type="string">
            <text:p>TARA_0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0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0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2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3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3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038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039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5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5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6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RA_064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065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RA_068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072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076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078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8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8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RA_085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09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09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RA_098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09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1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ARA_102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09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10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11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12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22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2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RA_12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RA_12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RA_12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ARA_132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33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37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TARA_138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_1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RA_142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4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4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4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RA_1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15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A_152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1" loext:min-decimal-places="1" number:min-integer-digits="1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date-style style:name="N1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number:number-style style:name="N154">
      <number:number number:decimal-places="4" loext:min-decimal-places="4" number:min-integer-digits="2"/>
    </number:number-style>
    <number:number-style style:name="N155">
      <number:number number:decimal-places="4" loext:min-decimal-places="4" number:min-integer-digits="3"/>
    </number:number-style>
    <number:number-style style:name="N15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4:06:49.518991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1:25:32.744743462</meta:creation-date>
    <dc:date>2022-03-10T14:12:52.050827248</dc:date>
    <meta:editing-duration>PT17M4S</meta:editing-duration>
    <meta:editing-cycles>4</meta:editing-cycles>
    <meta:generator>LibreOffice/6.0.7.3$Linux_X86_64 LibreOffice_project/00m0$Build-3</meta:generator>
    <meta:document-statistic meta:table-count="1" meta:cell-count="214" meta:object-count="0"/>
  </office:meta>
</office:document-meta>
</file>